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10.511cm"/>
    </style:style>
    <style:style style:name="co6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3709"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mark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haracteristics : data source (.csv file) 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Rows</text:p>
          </table:table-cell>
          <table:table-cell table:style-name="ce2" office:value-type="float" office:value="51904" calcext:value-type="float">
            <text:p>51,904</text:p>
          </table:table-cell>
          <table:table-cell/>
        </table:table-row>
      </table:table>
      <table:table table:name="fields" table:style-name="ta1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Col / Fld #</text:p>
          </table:table-cell>
          <table:table-cell table:style-name="ce3" office:value-type="string" calcext:value-type="string">
            <text:p>Field Name</text:p>
          </table:table-cell>
          <table:table-cell table:style-name="ce3" office:value-type="string" calcext:value-type="string">
            <text:p>Keep / Discard</text:p>
          </table:table-cell>
          <table:table-cell table:style-name="ce3" office:value-type="string" calcext:value-type="string">
            <text:p>Comment (for the entire .csv file)</text:p>
          </table:table-cell>
          <table:table-cell office:value-type="string" calcext:value-type="string">
            <text:p>reduced .csv file (2015-2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BJECTID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visorySpe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13 / 52,000 or about 1.1% of the cells have content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eaUnit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ave (or will have Lat/Lo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StationWagon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iffBan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ashDirectionDescript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nsur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ashFinancialYea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plicates with field name yea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ashLocation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ashLocation2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ashRoadSideRoa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nly 15 of 52,000 entries are non blan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ashSeveri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nsure <text:s text:c="2"/>‘non injury' could be remove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ashSHDescrip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ashYear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br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rectionRoleDescript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eems to duplicate fld 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t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talCou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ut 310 fatalities since 200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latHi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Ch is flat with very few hill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ardRai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st have missing value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useOrBuild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st have missing values and the emphasis is on the roa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umn sums to zero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er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ocation is important; not the striking of a kerb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shblock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es not seem to have useful info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inorInjuryCount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uld combine moped with motor cycl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umberOfLan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ave (or will have Lat/Long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bjectThrownOrDropp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therObjec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therVehicleTyp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verBan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arkedVehicl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destrian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honeBoxEtc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stOrPol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he entire region is Canterbur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adCharact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oadLa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oadSurfa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termined by the location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oadworks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choolBus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riousInjuryCount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lipOrFlo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peedLimit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ayAnim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unt is 53 for this field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eetLight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emporarySpeedLim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t really useful. There is no control on non-temporary limit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la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; we have Lat/Long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laName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afficControl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rafficIsl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rafficSign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nknownVehicleTyp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stly urban but Lat/Long is available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anOrUtility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aterRi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useful info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eatherA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eatherB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9T19:56:58.701303307</dc:date>
    <meta:editing-duration>PT54M29S</meta:editing-duration>
    <meta:editing-cycles>7</meta:editing-cycles>
    <meta:generator>LibreOffice/7.2.7.2$Linux_X86_64 LibreOffice_project/20$Build-2</meta:generator>
    <meta:document-statistic meta:table-count="2" meta:cell-count="263" meta:object-count="0"/>
  </office:meta>
</office:document-meta>
</file>